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cd4d1" draw:textarea-horizontal-align="justify" draw:textarea-vertical-align="top" draw:auto-grow-height="false" fo:min-height="2.256cm" fo:min-width="24.10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2.241cm" fo:min-width="4.71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59cm" fo:min-width="3.78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bcaed5" draw:textarea-horizontal-align="justify" draw:textarea-vertical-align="middle" draw:auto-grow-height="false" fo:min-height="1.691cm" fo:min-width="3.5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ce4e5" draw:textarea-horizontal-align="justify" draw:textarea-vertical-align="middle" draw:auto-grow-height="false" fo:min-height="1.543cm" fo:min-width="3.779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2.222cm" fo:min-width="4.54cm" fo:padding-top="0.142cm" fo:padding-bottom="0.142cm" fo:padding-left="0.267cm" fo:padding-right="0.267cm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762cm" fo:min-width="4.546cm" fo:padding-top="0.142cm" fo:padding-bottom="0.142cm" fo:padding-left="0.267cm" fo:padding-right="0.267cm" fo:wrap-option="wrap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bee3d3" draw:textarea-horizontal-align="justify" draw:textarea-vertical-align="middle" draw:auto-grow-height="false" fo:min-height="1.24cm" fo:min-width="4.292cm" fo:padding-top="0.142cm" fo:padding-bottom="0.142cm" fo:padding-left="0.267cm" fo:padding-right="0.267cm"/>
    </style:style>
    <style:style style:name="P1" style:family="paragraph">
      <style:paragraph-properties fo:text-align="start"/>
    </style:style>
    <style:style style:name="P2" style:family="paragraph">
      <loext:graphic-properties draw:fill-color="#fcd4d1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bee3d3"/>
      <style:paragraph-properties fo:text-align="center"/>
    </style:style>
    <style:style style:name="P5" style:family="paragraph">
      <loext:graphic-properties draw:fill-color="#fffbcc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-color="#bcaed5"/>
      <style:paragraph-properties fo:text-align="center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1cm" fo:margin-bottom="0.1cm" fo:line-height="100%" fo:text-align="center" fo:text-indent="0cm"/>
    </style:style>
    <style:style style:name="P10" style:family="paragraph">
      <loext:graphic-properties draw:fill-color="#ddddd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6" style:family="text">
      <style:text-properties style:text-position="0% 100%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4.638cm" svg:height="2.54cm" svg:x="1.224cm" svg:y="7.43cm">
          <text:p text:style-name="P1"><text:span text:style-name="T1">Analys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1" draw:id="id1" draw:layer="layout" svg:width="5.249cm" svg:height="2.525cm" svg:x="7.428cm" svg:y="3.604cm">
          <text:p text:style-name="P3">ATHENA</text:p>
          <text:p text:style-name="P3">Full simulation</text:p>
          <text:p text:style-name="P3"><text:span text:style-name="T2">(DD4hep → Juggle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2" draw:id="id2" draw:layer="layout" svg:width="4.315cm" svg:height="1.043cm" svg:x="7.895cm" svg:y="8.265cm">
          <text:p text:style-name="P3"><text:span text:style-name="T1">AnalysisAthen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3" draw:id="id3" draw:layer="layout" svg:width="4.064cm" svg:height="1.975cm" svg:x="16.034cm" svg:y="11.602cm">
          <text:p text:style-name="P3"><text:span text:style-name="T3">Output Data</text:span></text:p>
          <text:p text:style-name="P3"><text:span text:style-name="T3">Structures</text:span></text:p>
          <text:p text:style-name="P3"><text:span text:style-name="T4">(</text:span><text:span text:style-name="T5">Adage</text:span><text:span text:style-name="T4">, </text:span><text:span text:style-name="T6">SimpleTree</text:span><text:span text:style-name="T4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7" xml:id="id4" draw:id="id4" draw:layer="layout" svg:width="4.781cm" svg:height="2.589cm" svg:x="21.873cm" svg:y="11.302cm">
          <text:p text:style-name="P3"><text:span text:style-name="T7">PostProcessor</text:span></text:p>
          <text:p text:style-name="P3"><text:span text:style-name="T8">Binned analysis,</text:span></text:p>
          <text:p text:style-name="P3"><text:span text:style-name="T8">Plots, etc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8" draw:layer="layout" draw:type="lines" svg:x1="10.053cm" svg:y1="6.129cm" svg:x2="10.053cm" svg:y2="8.265cm" draw:start-shape="id1" draw:start-glue-point="6" draw:end-shape="id2" draw:end-glue-point="4" svg:d="M10053 6129v518 1099 519" svg:viewBox="0 0 1 2137">
          <text:p/>
        </draw:connector>
        <draw:line draw:style-name="gr7" draw:text-style-name="P3" draw:layer="layout" svg:x1="9.86cm" svg:y1="10.016cm" svg:x2="9.86cm" svg:y2="11.348cm">
          <text:p/>
        </draw:line>
        <draw:line draw:style-name="gr8" draw:text-style-name="P8" draw:layer="layout" svg:x1="17.194cm" svg:y1="9.97cm" svg:x2="17.988cm" svg:y2="11.602cm">
          <text:p/>
        </draw:line>
        <draw:connector draw:style-name="gr6" draw:text-style-name="P8" draw:layer="layout" draw:type="line" svg:x1="20.098cm" svg:y1="12.59cm" svg:x2="21.873cm" svg:y2="12.597cm" draw:start-shape="id3" draw:start-glue-point="7" draw:end-shape="id4" draw:end-glue-point="5" svg:d="M20098 12590l1775 7" svg:viewBox="0 0 1776 8">
          <text:p/>
        </draw:connector>
        <draw:custom-shape draw:style-name="gr9" draw:text-style-name="P4" xml:id="id5" draw:id="id5" draw:layer="layout" svg:width="5.074cm" svg:height="2.506cm" svg:x="13.564cm" svg:y="3.613cm">
          <text:p text:style-name="P3">ECCE</text:p>
          <text:p text:style-name="P3">Full simulation</text:p>
          <text:p text:style-name="P3"><text:span text:style-name="T2">(Fun4all→EventEvalua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draw:layer="layout" svg:width="5.08cm" svg:height="2.046cm" svg:x="7.293cm" svg:y="11.348cm">
          <text:p text:style-name="P9"><text:span text:style-name="T9">Kinematic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s" svg:x1="16.101cm" svg:y1="6.119cm" svg:x2="16.102cm" svg:y2="8.265cm" draw:start-shape="id5" draw:start-glue-point="6" draw:end-shape="id6" draw:end-glue-point="4" svg:d="M16101 6119v519l1 1108v519" svg:viewBox="0 0 2 2147">
          <text:p/>
        </draw:connector>
        <draw:custom-shape draw:style-name="gr11" draw:text-style-name="P4" xml:id="id7" draw:id="id7" draw:layer="layout" svg:width="4.826cm" svg:height="1.524cm" svg:x="1.651cm" svg:y="4.104cm">
          <text:p text:style-name="P3">Fast simulation</text:p>
          <text:p text:style-name="P3"><text:span text:style-name="T2">(Delphe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8" draw:id="id8" draw:layer="layout" svg:width="4.315cm" svg:height="1.043cm" svg:x="1.954cm" svg:y="8.265cm">
          <text:p text:style-name="P3"><text:span text:style-name="T1">AnalysisDelph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s" svg:x1="4.064cm" svg:y1="5.628cm" svg:x2="4.112cm" svg:y2="8.265cm" draw:start-shape="id7" draw:start-glue-point="6" draw:end-shape="id8" draw:end-glue-point="4" svg:d="M4064 5628v519l48 1599v519" svg:viewBox="0 0 49 2638">
          <text:p/>
        </draw:connector>
        <draw:custom-shape draw:style-name="gr3" draw:text-style-name="P5" xml:id="id6" draw:id="id6" draw:layer="layout" svg:width="4.315cm" svg:height="1.043cm" svg:x="13.944cm" svg:y="8.265cm">
          <text:p text:style-name="P3"><text:span text:style-name="T1">AnalysisEc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9" draw:id="id9" draw:layer="layout" svg:width="5.074cm" svg:height="2.506cm" svg:x="19.565cm" svg:y="3.613cm">
          <text:p text:style-name="P3">EPIC</text:p>
          <text:p text:style-name="P3">Full simulation</text:p>
          <text:p text:style-name="P3"><text:span text:style-name="T2">(DD4hep→EICrec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8" draw:layer="layout" draw:type="lines" svg:x1="22.102cm" svg:y1="6.119cm" svg:x2="22.103cm" svg:y2="8.265cm" draw:start-shape="id9" draw:start-glue-point="6" draw:end-shape="id10" draw:end-glue-point="4" svg:d="M22102 6119v519l1 1108v519" svg:viewBox="0 0 2 2147">
          <text:p/>
        </draw:connector>
        <draw:custom-shape draw:style-name="gr3" draw:text-style-name="P5" xml:id="id10" draw:id="id10" draw:layer="layout" svg:width="4.315cm" svg:height="1.043cm" svg:x="19.945cm" svg:y="8.265cm">
          <text:p text:style-name="P3"><text:span text:style-name="T1">AnalysisEpic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25T12:41:19.319897843</meta:creation-date>
    <dc:date>2022-10-14T13:04:37.092747639</dc:date>
    <meta:editing-duration>PT11M54S</meta:editing-duration>
    <meta:editing-cycles>10</meta:editing-cycles>
    <meta:generator>LibreOffice/6.0.7.3$Linux_X86_64 LibreOffice_project/00m0$Build-3</meta:generator>
    <meta:document-statistic meta:object-count="19"/>
  </office:meta>
</office:document-meta>
</file>